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32e4" officeooo:paragraph-rsid="000732e4"/>
    </style:style>
    <style:style style:name="P2" style:family="paragraph" style:parent-style-name="Standard">
      <style:text-properties fo:color="#2a6099" loext:opacity="100%" style:font-name="Liberation Sans" fo:font-size="14pt" officeooo:rsid="000732e4" officeooo:paragraph-rsid="000732e4" style:font-size-asian="14pt" style:font-size-complex="14pt"/>
    </style:style>
    <style:style style:name="P3" style:family="paragraph" style:parent-style-name="Standard">
      <style:text-properties fo:color="#2a6099" loext:opacity="100%" style:font-name="Liberation Sans" fo:font-size="14pt" officeooo:rsid="0008075b" officeooo:paragraph-rsid="0008075b" style:font-size-asian="14pt" style:font-size-complex="14pt"/>
    </style:style>
    <style:style style:name="P4" style:family="paragraph" style:parent-style-name="Standard">
      <style:text-properties fo:color="#00a933" loext:opacity="100%" style:font-name="Liberation Sans" fo:font-size="14pt" officeooo:rsid="000732e4" officeooo:paragraph-rsid="000732e4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a933" loext:opacity="100%" style:font-name="Liberation Sans" fo:font-size="14pt" officeooo:rsid="000732e4" officeooo:paragraph-rsid="000732e4" style:font-size-asian="14pt" style:font-size-complex="14pt"/>
    </style:style>
    <style:style style:name="T1" style:family="text">
      <style:text-properties officeooo:rsid="0008075b"/>
    </style:style>
    <style:style style:name="T2" style:family="text">
      <style:text-properties officeooo:rsid="000924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équence : Symétrie axiale</text:p>
      <text:p text:style-name="P2"/>
      <text:p text:style-name="P4"><text:span text:style-name="T1">I]</text:span> Construire et utiliser la médiatrice d’un segment</text:p>
      <text:p text:style-name="P2"/>
      <text:p text:style-name="P2">Définition</text:p>
      <text:p text:style-name="P2">La médiatrice d’un segment est la droite qui est perpendiculaire à ce segment et qui passe par son milieu.</text:p>
      <text:p text:style-name="P2"/>
      <text:p text:style-name="P2">Propriétés</text:p>
      <text:p text:style-name="P2">- Si un point appartient à la médiatrice d’un segment, alors il est équidistant des deux extrémités de ce segment.</text:p>
      <text:p text:style-name="P2">- Si un point est équidistant des deux extrémités d’un segment, alors il appartient à la médiatrice de ce segment.</text:p>
      <text:p text:style-name="P2"/>
      <text:p text:style-name="P2">Vocabulaire</text:p>
      <text:p text:style-name="P2">Équidistant : à la même distance.</text:p>
      <text:p text:style-name="P2"/>
      <text:p text:style-name="P3">Exemples</text:p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1">II]</text:span> Construire le symétrique d’un point par rapport à une droite</text:p>
      <text:p text:style-name="P2"/>
      <text:p text:style-name="P2">Définition</text:p>
      <text:p text:style-name="P2">Soit d une droite.</text:p>
      <text:p text:style-name="P2">- Si un point A n’appartient pas à la droite d, alors son symétrique par rapport à la droite d est le point A’ tel que la droite d est la médiatrice du segment [AA’].</text:p>
      <text:p text:style-name="P2">- Si un point B appartient à la droite d, alors son symétrique par rapport à la droite d est lui-même.</text:p>
      <text:p text:style-name="P2"/>
      <text:p text:style-name="P2">Propriété</text:p>
      <text:p text:style-name="P2">Deux figures sont symétriques par rapport à une droite d si elles se superposent quand on « plie » le long de cette droite. La droite d est appelée l’axe de symétrie.</text:p>
      <text:p text:style-name="P2"/>
      <text:p text:style-name="P2">Exemple</text:p>
      <text:p text:style-name="P2"/>
      <text:p text:style-name="P2"/>
      <text:p text:style-name="P2"/>
      <text:p text:style-name="P2"/>
      <text:p text:style-name="P2"/>
      <text:p text:style-name="P4"><text:soft-page-break/><text:span text:style-name="T2">III] </text:span>Utiliser les propriétés de la symétrie axiale</text:p>
      <text:p text:style-name="P2"/>
      <text:p text:style-name="P2">Propriété</text:p>
      <text:p text:style-name="P2">La symétrique d’une droite par rapport à une droite est une droite : on dit que la symétrie axiale conserve les alignements.</text:p>
      <text:p text:style-name="P2"/>
      <text:p text:style-name="P2">Exemple</text:p>
      <text:p text:style-name="P2"/>
      <text:p text:style-name="P2"/>
      <text:p text:style-name="P2"/>
      <text:p text:style-name="P2"/>
      <text:p text:style-name="P2"/>
      <text:p text:style-name="P2">Propriété</text:p>
      <text:p text:style-name="P2">La symétrique d’un segment par rapport à une droite est un segment de même longueur : on dit que la symétrie axiale conserve les longueurs.</text:p>
      <text:p text:style-name="P2"/>
      <text:p text:style-name="P2">Exempl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priété</text:p>
      <text:p text:style-name="P2">Deux figures symétriques par rapport à une droite ont la même forme : on dit que la symétrie axiale conserve les angles, les périmètres et les aires.</text:p>
      <text:p text:style-name="P2"/>
      <text:p text:style-name="P2">Exemples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04T12:14:35.329000000</dc:date>
    <meta:editing-duration>PT7M6S</meta:editing-duration>
    <meta:editing-cycles>4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28" meta:word-count="275" meta:character-count="1537" meta:non-whitespace-character-count="1290"/>
  </office:meta>
</office:document-meta>
</file>